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left="2.54cm" fo:margin-right="0cm"/>
      <style:text-properties officeooo:paragraph-rsid="0005577c"/>
    </style:style>
    <style:style style:name="P2" style:family="paragraph" style:parent-style-name="Standard">
      <style:text-properties fo:font-size="14pt" officeooo:paragraph-rsid="0005577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05577c" style:font-size-asian="14pt" style:font-weight-asian="bold" style:font-size-complex="14pt"/>
    </style:style>
    <style:style style:name="P4" style:family="paragraph" style:parent-style-name="Standard">
      <style:text-properties fo:font-size="14pt" fo:font-weight="bold" officeooo:paragraph-rsid="0005577c" style:font-size-asian="14pt" style:font-weight-asian="bold" style:font-size-complex="14pt"/>
    </style:style>
    <style:style style:name="P5" style:family="paragraph" style:parent-style-name="Standard">
      <style:text-properties fo:language="en" fo:country="US" officeooo:paragraph-rsid="0005577c"/>
    </style:style>
    <style:style style:name="P6" style:family="paragraph" style:parent-style-name="Standard">
      <style:text-properties officeooo:rsid="0007fe28" officeooo:paragraph-rsid="0008a3c2"/>
    </style:style>
    <style:style style:name="P7" style:family="paragraph" style:parent-style-name="Standard">
      <style:text-properties officeooo:rsid="0007cb14" officeooo:paragraph-rsid="0008a3c2"/>
    </style:style>
    <style:style style:name="P8" style:family="paragraph" style:parent-style-name="Heading_20_2">
      <style:text-properties officeooo:paragraph-rsid="0005577c"/>
    </style:style>
    <style:style style:name="P9" style:family="paragraph" style:parent-style-name="Heading_20_2">
      <style:text-properties officeooo:paragraph-rsid="0005aab6"/>
    </style:style>
    <style:style style:name="P10" style:family="paragraph" style:parent-style-name="Standard" style:list-style-name="L1">
      <style:text-properties officeooo:rsid="0005fbd8" officeooo:paragraph-rsid="0005577c"/>
    </style:style>
    <style:style style:name="P11" style:family="paragraph" style:parent-style-name="Standard" style:list-style-name="L2">
      <style:text-properties officeooo:rsid="0005fbd8" officeooo:paragraph-rsid="0005577c"/>
    </style:style>
    <style:style style:name="P12" style:family="paragraph" style:parent-style-name="Standard" style:list-style-name="L3">
      <style:text-properties officeooo:rsid="0005fbd8" officeooo:paragraph-rsid="0005577c"/>
    </style:style>
    <style:style style:name="P13" style:family="paragraph" style:parent-style-name="Standard" style:list-style-name="L4">
      <style:text-properties officeooo:rsid="0005fbd8" officeooo:paragraph-rsid="0005577c"/>
    </style:style>
    <style:style style:name="P14" style:family="paragraph" style:parent-style-name="Standard" style:list-style-name="L5">
      <style:text-properties officeooo:rsid="0005fbd8" officeooo:paragraph-rsid="0005577c"/>
    </style:style>
    <style:style style:name="P15" style:family="paragraph" style:parent-style-name="Standard" style:list-style-name="L6">
      <style:text-properties officeooo:rsid="0005fbd8" officeooo:paragraph-rsid="0005577c"/>
    </style:style>
    <style:style style:name="P16" style:family="paragraph" style:parent-style-name="Standard" style:list-style-name="L7">
      <style:text-properties officeooo:rsid="0005fbd8" officeooo:paragraph-rsid="0005577c"/>
    </style:style>
    <style:style style:name="P17" style:family="paragraph" style:parent-style-name="Standard" style:list-style-name="L8">
      <style:text-properties officeooo:rsid="0005fbd8" officeooo:paragraph-rsid="0005577c"/>
    </style:style>
    <style:style style:name="P18" style:family="paragraph" style:parent-style-name="Standard" style:list-style-name="L9">
      <style:text-properties officeooo:rsid="0005fbd8" officeooo:paragraph-rsid="0005577c"/>
    </style:style>
    <style:style style:name="P19" style:family="paragraph" style:parent-style-name="Standard" style:list-style-name="L10">
      <style:text-properties officeooo:rsid="0005fbd8" officeooo:paragraph-rsid="0005577c"/>
    </style:style>
    <style:style style:name="P20" style:family="paragraph" style:parent-style-name="Standard" style:list-style-name="L11">
      <style:text-properties officeooo:rsid="0005fbd8" officeooo:paragraph-rsid="0005577c"/>
    </style:style>
    <style:style style:name="P21" style:family="paragraph" style:parent-style-name="Standard" style:list-style-name="L12">
      <style:text-properties officeooo:rsid="0005fbd8" officeooo:paragraph-rsid="0005577c"/>
    </style:style>
    <style:style style:name="P22" style:family="paragraph" style:parent-style-name="Standard" style:list-style-name="L13">
      <style:text-properties officeooo:rsid="0005fbd8" officeooo:paragraph-rsid="0005577c"/>
    </style:style>
    <style:style style:name="P23" style:family="paragraph" style:parent-style-name="Standard" style:list-style-name="L14">
      <style:text-properties officeooo:rsid="0005fbd8" officeooo:paragraph-rsid="0005577c"/>
    </style:style>
    <style:style style:name="P24" style:family="paragraph" style:parent-style-name="Standard" style:list-style-name="L15">
      <style:text-properties officeooo:rsid="0005fbd8" officeooo:paragraph-rsid="0005577c"/>
    </style:style>
    <style:style style:name="P25" style:family="paragraph" style:parent-style-name="Standard" style:list-style-name="L16">
      <style:text-properties officeooo:rsid="0005fbd8" officeooo:paragraph-rsid="0005577c"/>
    </style:style>
    <style:style style:name="P26" style:family="paragraph" style:parent-style-name="Standard" style:list-style-name="L17">
      <style:text-properties officeooo:rsid="0005fbd8" officeooo:paragraph-rsid="0005577c"/>
    </style:style>
    <style:style style:name="P27" style:family="paragraph" style:parent-style-name="Standard" style:list-style-name="L18">
      <style:text-properties officeooo:rsid="0005fbd8" officeooo:paragraph-rsid="0005577c"/>
    </style:style>
    <style:style style:name="P28" style:family="paragraph" style:parent-style-name="Standard" style:list-style-name="L19">
      <style:text-properties officeooo:rsid="0005fbd8" officeooo:paragraph-rsid="0005577c"/>
    </style:style>
    <style:style style:name="P29" style:family="paragraph" style:parent-style-name="Standard" style:list-style-name="L20">
      <style:text-properties officeooo:rsid="0005fbd8" officeooo:paragraph-rsid="0005577c"/>
    </style:style>
    <style:style style:name="P30" style:family="paragraph" style:parent-style-name="Standard" style:list-style-name="L21">
      <style:text-properties officeooo:rsid="0005fbd8" officeooo:paragraph-rsid="0005577c"/>
    </style:style>
    <style:style style:name="P31" style:family="paragraph" style:parent-style-name="Standard" style:list-style-name="L22">
      <style:text-properties officeooo:rsid="0005fbd8" officeooo:paragraph-rsid="0005577c"/>
    </style:style>
    <style:style style:name="P32" style:family="paragraph" style:parent-style-name="Standard" style:list-style-name="L19">
      <style:text-properties officeooo:rsid="00075d3c" officeooo:paragraph-rsid="0005577c"/>
    </style:style>
    <style:style style:name="P33" style:family="paragraph" style:parent-style-name="Standard" style:list-style-name="L22">
      <style:text-properties officeooo:rsid="0005aab6" officeooo:paragraph-rsid="0005aab6"/>
    </style:style>
    <style:style style:name="P34" style:family="paragraph" style:parent-style-name="Text_20_body" style:list-style-name="L23">
      <style:text-properties officeooo:rsid="0005aab6" officeooo:paragraph-rsid="0005aab6"/>
    </style:style>
    <style:style style:name="P35" style:family="paragraph" style:parent-style-name="Text_20_body" style:list-style-name="L24">
      <style:text-properties officeooo:rsid="0005aab6" officeooo:paragraph-rsid="0005aab6"/>
    </style:style>
    <style:style style:name="P36" style:family="paragraph" style:parent-style-name="Text_20_body" style:list-style-name="L25">
      <style:text-properties officeooo:rsid="0005aab6" officeooo:paragraph-rsid="0005aab6"/>
    </style:style>
    <style:style style:name="P37" style:family="paragraph" style:parent-style-name="Text_20_body" style:list-style-name="L27">
      <style:text-properties officeooo:rsid="0005aab6" officeooo:paragraph-rsid="0005aab6"/>
    </style:style>
    <style:style style:name="P38" style:family="paragraph" style:parent-style-name="Text_20_body" style:list-style-name="L28">
      <style:text-properties officeooo:rsid="0005aab6" officeooo:paragraph-rsid="0005aab6"/>
    </style:style>
    <style:style style:name="P39" style:family="paragraph" style:parent-style-name="Text_20_body" style:list-style-name="L29">
      <style:text-properties officeooo:rsid="0005aab6" officeooo:paragraph-rsid="0005aab6"/>
    </style:style>
    <style:style style:name="P40" style:family="paragraph" style:parent-style-name="Text_20_body" style:list-style-name="L30">
      <style:text-properties officeooo:rsid="0005aab6" officeooo:paragraph-rsid="0005aab6"/>
    </style:style>
    <style:style style:name="P41" style:family="paragraph" style:parent-style-name="Text_20_body" style:list-style-name="L31">
      <style:text-properties officeooo:rsid="0005aab6" officeooo:paragraph-rsid="0005aab6"/>
    </style:style>
    <style:style style:name="P42" style:family="paragraph" style:parent-style-name="Text_20_body" style:list-style-name="L32">
      <style:text-properties officeooo:rsid="0005aab6" officeooo:paragraph-rsid="0005aab6"/>
    </style:style>
    <style:style style:name="P43" style:family="paragraph" style:parent-style-name="Text_20_body" style:list-style-name="L34">
      <style:text-properties officeooo:rsid="0005aab6" officeooo:paragraph-rsid="0005aab6"/>
    </style:style>
    <style:style style:name="P44" style:family="paragraph" style:parent-style-name="Text_20_body" style:list-style-name="L35">
      <style:text-properties officeooo:rsid="0005aab6" officeooo:paragraph-rsid="0005aab6"/>
    </style:style>
    <style:style style:name="P45" style:family="paragraph" style:parent-style-name="Text_20_body" style:list-style-name="L36">
      <style:text-properties officeooo:rsid="0005aab6" officeooo:paragraph-rsid="0005aab6"/>
    </style:style>
    <style:style style:name="P46" style:family="paragraph" style:parent-style-name="Text_20_body" style:list-style-name="L26">
      <style:text-properties officeooo:rsid="0005ee3b" officeooo:paragraph-rsid="0005aab6"/>
    </style:style>
    <style:style style:name="P47" style:family="paragraph" style:parent-style-name="Text_20_body" style:list-style-name="L26">
      <style:text-properties officeooo:rsid="000dcfa6" officeooo:paragraph-rsid="000dcfa6"/>
    </style:style>
    <style:style style:name="P48" style:family="paragraph" style:parent-style-name="Text_20_body" style:list-style-name="L29">
      <style:text-properties officeooo:rsid="00062f1e" officeooo:paragraph-rsid="0005aab6"/>
    </style:style>
    <style:style style:name="P49" style:family="paragraph" style:parent-style-name="Text_20_body" style:list-style-name="L33">
      <style:text-properties officeooo:rsid="00062f1e" officeooo:paragraph-rsid="0005aab6"/>
    </style:style>
    <style:style style:name="P50" style:family="paragraph" style:parent-style-name="Text_20_body" style:list-style-name="L36">
      <style:text-properties officeooo:rsid="00062f1e" officeooo:paragraph-rsid="0006c34f"/>
    </style:style>
    <style:style style:name="P51" style:family="paragraph" style:parent-style-name="Text_20_body" style:list-style-name="L37">
      <style:text-properties officeooo:rsid="0006c34f" officeooo:paragraph-rsid="0006c34f"/>
    </style:style>
    <style:style style:name="P52" style:family="paragraph" style:parent-style-name="Text_20_body" style:list-style-name="L38">
      <style:text-properties officeooo:rsid="0006c34f" officeooo:paragraph-rsid="0006c34f"/>
    </style:style>
    <style:style style:name="P53" style:family="paragraph" style:parent-style-name="Text_20_body" style:list-style-name="L39">
      <style:text-properties officeooo:rsid="0008a3c2" officeooo:paragraph-rsid="0008a3c2"/>
    </style:style>
    <style:style style:name="P54" style:family="paragraph" style:parent-style-name="Text_20_body" style:list-style-name="L40">
      <style:text-properties officeooo:rsid="0008a3c2" officeooo:paragraph-rsid="0008a3c2"/>
    </style:style>
    <style:style style:name="P55" style:family="paragraph" style:parent-style-name="Text_20_body" style:list-style-name="L41">
      <style:text-properties officeooo:rsid="0008a3c2" officeooo:paragraph-rsid="0008a3c2"/>
    </style:style>
    <style:style style:name="P56" style:family="paragraph" style:parent-style-name="Text_20_body" style:list-style-name="L36">
      <style:text-properties officeooo:rsid="00100126" officeooo:paragraph-rsid="00100126"/>
    </style:style>
    <style:style style:name="P57" style:family="paragraph" style:parent-style-name="Text_20_body" style:list-style-name="L42">
      <style:text-properties officeooo:rsid="00100126" officeooo:paragraph-rsid="00100126"/>
    </style:style>
    <style:style style:name="T1" style:family="text">
      <style:text-properties officeooo:rsid="0005aab6"/>
    </style:style>
    <style:style style:name="T2" style:family="text">
      <style:text-properties officeooo:rsid="000e9a45"/>
    </style:style>
    <style:style style:name="T3" style:family="text">
      <style:text-properties officeooo:rsid="001184f5"/>
    </style:style>
    <style:style style:name="T4" style:family="text">
      <style:text-properties officeooo:rsid="0012172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/></text:p>
      <text:p text:style-name="P5"/>
      <text:p text:style-name="P3">Программа экзамена </text:p>
      <text:p text:style-name="P3">по математическому анализу</text:p>
      <text:p text:style-name="P3">1 семестр</text:p>
      <text:p text:style-name="P4"/>
      <text:h text:style-name="Heading_20_2" text:outline-level="2">Ограниченные множества. Верхняя и нижняя грани числовых множеств. Свойства граней. </text:h>
      <text:list text:style-name="L1">
        <text:list-item>
          <text:p text:style-name="P10">Определение ограниченного сверху множества</text:p>
        </text:list-item>
        <text:list-item>
          <text:p text:style-name="P10">Определение ограниченного снизу множества</text:p>
        </text:list-item>
        <text:list-item>
          <text:p text:style-name="P10">Определение ограниченного множества</text:p>
        </text:list-item>
        <text:list-item>
          <text:p text:style-name="P10">Определение верхней грани множества</text:p>
        </text:list-item>
        <text:list-item>
          <text:p text:style-name="P10">Определение нижней грани множества</text:p>
        </text:list-item>
        <text:list-item>
          <text:p text:style-name="P10">3 свойства граней</text:p>
        </text:list-item>
      </text:list>
      <text:h text:style-name="P8" text:outline-level="2">Теорема о существовании верхней грани.</text:h>
      <text:list text:style-name="L2">
        <text:list-item>
          <text:p text:style-name="P11">Теорема о существовании верхней грани</text:p>
        </text:list-item>
      </text:list>
      <text:h text:style-name="Heading_20_2" text:outline-level="2">Счетные множества и их свойства. </text:h>
      <text:list text:style-name="L3">
        <text:list-item>
          <text:p text:style-name="P12">Определение эквивалентности</text:p>
        </text:list-item>
        <text:list-item>
          <text:p text:style-name="P12">Определение счётного множества</text:p>
        </text:list-item>
        <text:list-item>
          <text:p text:style-name="P12">Теорема о бесконечном подмножестве счётного множества</text:p>
        </text:list-item>
        <text:list-item>
          <text:p text:style-name="P12">Теорема об объединении последовательности счётных множеств</text:p>
        </text:list-item>
      </text:list>
      <text:h text:style-name="Heading_20_2" text:outline-level="2">Теорема о несчетности интервала. Множества мощности континуум.</text:h>
      <text:list text:style-name="L4">
        <text:list-item>
          <text:p text:style-name="P13">Теорема о несчётности интервала</text:p>
        </text:list-item>
        <text:list-item>
          <text:p text:style-name="P13">Определение множества мощности континуум</text:p>
        </text:list-item>
      </text:list>
      <text:h text:style-name="Heading_20_2" text:outline-level="2">Ограниченные последовательности. Достаточное условие ограниченности последовательности.</text:h>
      <text:list text:style-name="L5">
        <text:list-item>
          <text:p text:style-name="P14">Определение последовательности</text:p>
        </text:list-item>
        <text:list-item>
          <text:p text:style-name="P14">Определение ограниченной сверху последовательности</text:p>
        </text:list-item>
        <text:list-item>
          <text:p text:style-name="P14">Определение ограниченной снизу последовательности</text:p>
        </text:list-item>
        <text:list-item>
          <text:p text:style-name="P14">Определение ограниченной последовательности</text:p>
        </text:list-item>
        <text:list-item>
          <text:p text:style-name="P14">Достаточное условие ограниченности последовательности</text:p>
        </text:list-item>
      </text:list>
      <text:h text:style-name="Heading_20_2" text:outline-level="2">Бесконечно малые последовательности. Теорема об арифметических действиях над бесконечно малыми последовательностями. </text:h>
      <text:list text:style-name="L6">
        <text:list-item>
          <text:p text:style-name="P15">Определение бесконечно малой последовательности</text:p>
        </text:list-item>
        <text:list-item>
          <text:p text:style-name="P15">Теорема об арифметических действиях над бесконечно малыми последовательностямиИнтервал</text:p>
        </text:list-item>
      </text:list>
      <text:h text:style-name="Heading_20_2" text:outline-level="2"><text:soft-page-break/>Бесконечно большие последовательности, их связь с бесконечно малыми.</text:h>
      <text:list text:style-name="L7">
        <text:list-item>
          <text:p text:style-name="P16">Определение положительно бесконечно большой последовательности</text:p>
        </text:list-item>
        <text:list-item>
          <text:p text:style-name="P16">Определение отрицательно бесконечно большой последовательности</text:p>
        </text:list-item>
        <text:list-item>
          <text:p text:style-name="P16">Определение бесконечно большой последовательности</text:p>
        </text:list-item>
        <text:list-item>
          <text:p text:style-name="P16">Теорема о связи бесконечно больших и бесконечно малых</text:p>
        </text:list-item>
      </text:list>
      <text:h text:style-name="Heading_20_2" text:outline-level="2">Предел последовательности. Теорема о единственности предела.</text:h>
      <text:list text:style-name="L8">
        <text:list-item>
          <text:p text:style-name="P17">Определение сходящейся последовательности</text:p>
        </text:list-item>
        <text:list-item>
          <text:p text:style-name="P17">Определение предела последовательности</text:p>
        </text:list-item>
        <text:list-item>
          <text:p text:style-name="P17">Теорема о единственности предела</text:p>
        </text:list-item>
      </text:list>
      <text:h text:style-name="Heading_20_2" text:outline-level="2">Ограниченность сходящейся последовательности.</text:h>
      <text:list text:style-name="L9">
        <text:list-item>
          <text:p text:style-name="P18">Теорема об ограниченности сходящейся последовательности</text:p>
        </text:list-item>
      </text:list>
      <text:h text:style-name="Heading_20_2" text:outline-level="2">Порядковые свойства предела. Переход к пределу в неравенствах.</text:h>
      <text:list text:style-name="L10">
        <text:list-item>
          <text:p text:style-name="P19">2 теоремы о порядковых свойствах предела</text:p>
        </text:list-item>
        <text:list-item>
          <text:p text:style-name="P19">Теорема о переходе к пределу в неравенстве</text:p>
        </text:list-item>
      </text:list>
      <text:h text:style-name="Heading_20_2" text:outline-level="2">Порядковый признак существования предела последовательности.</text:h>
      <text:list text:style-name="L11">
        <text:list-item>
          <text:p text:style-name="P20">Теорема о порядковом признаке сущестования предела последовательности</text:p>
        </text:list-item>
      </text:list>
      <text:h text:style-name="Heading_20_2" text:outline-level="2">Арифметические свойства предела последовательности.</text:h>
      <text:list text:style-name="L12">
        <text:list-item>
          <text:p text:style-name="P21">Теорема об арифметических свойствах предела последовательности</text:p>
        </text:list-item>
      </text:list>
      <text:h text:style-name="Heading_20_2" text:outline-level="2">Монотонные последовательности. Теорема Вейерштрасса о монотонных последовательностях.</text:h>
      <text:list text:style-name="L13">
        <text:list-item>
          <text:p text:style-name="P22">Определение невозрастающей и неубывающей последовательностей</text:p>
        </text:list-item>
        <text:list-item>
          <text:p text:style-name="P22">Теорема Вейерштрасса о монотонных последовательностях</text:p>
        </text:list-item>
      </text:list>
      <text:h text:style-name="Heading_20_2" text:outline-level="2">Лемма о вложенных отрезках.</text:h>
      <text:list text:style-name="L14">
        <text:list-item>
          <text:p text:style-name="P23">Лемма о вложенных отрезках</text:p>
        </text:list-item>
      </text:list>
      <text:h text:style-name="Heading_20_2" text:outline-level="2">Подпоследовательности и частичные пределы последовательности. Теорема о подпоследовательностях сходящейся последовательности. </text:h>
      <text:list text:style-name="L15">
        <text:list-item>
          <text:p text:style-name="P24">Определение подпоследовательности последовательности</text:p>
        </text:list-item>
        <text:list-item>
          <text:p text:style-name="P24">Теорема о подпоследовательностях сходящейся последовательности</text:p>
        </text:list-item>
      </text:list>
      <text:h text:style-name="Heading_20_2" text:outline-level="2"><text:soft-page-break/>Верхний и нижний пределы последовательности. Корректность определения. </text:h>
      <text:list text:style-name="L16">
        <text:list-item>
          <text:p text:style-name="P25">Определение верхнего предела последовательности</text:p>
        </text:list-item>
        <text:list-item>
          <text:p text:style-name="P25">Определение нижнего предела последовательности</text:p>
        </text:list-item>
      </text:list>
      <text:h text:style-name="Heading_20_2" text:outline-level="2">Свойства верхнего и нижнего пределов.</text:h>
      <text:list text:style-name="L17">
        <text:list-item>
          <text:p text:style-name="P26">Теорема о неофициальном порядковом свойстве верхнего и нижнего предела</text:p>
        </text:list-item>
        <text:list-item>
          <text:p text:style-name="P26">Теорема о неофициальном признаке сходимости последовательности</text:p>
        </text:list-item>
      </text:list>
      <text:h text:style-name="Heading_20_2" text:outline-level="2">Теорема Больцано-Вейерштрасса.</text:h>
      <text:list text:style-name="L18">
        <text:list-item>
          <text:p text:style-name="P27">Теорема Больцано-Вейерштрасса</text:p>
        </text:list-item>
      </text:list>
      <text:h text:style-name="Heading_20_2" text:outline-level="2">Фундаментальные последовательности. Теорема об ограниченности фундаментальной последовательности. <text:s/></text:h>
      <text:list text:style-name="L19">
        <text:list-item>
          <text:p text:style-name="P32">Определение фундаментальной последовательности</text:p>
        </text:list-item>
        <text:list-item>
          <text:p text:style-name="P28">Теорема об ограниченности фундаментальных последовательностей</text:p>
        </text:list-item>
      </text:list>
      <text:h text:style-name="Heading_20_2" text:outline-level="2">Критерий Коши сходимости последовательности.</text:h>
      <text:list text:style-name="L20">
        <text:list-item>
          <text:p text:style-name="P29">Критерий Коши сходимости последовательности</text:p>
        </text:list-item>
      </text:list>
      <text:h text:style-name="Heading_20_2" text:outline-level="2">Определения Гейне и Коши предела функции в точке. Теорема об их эквивалентности.</text:h>
      <text:list text:style-name="L21">
        <text:list-item>
          <text:p text:style-name="P30">Определение предельной точки множества</text:p>
        </text:list-item>
        <text:list-item>
          <text:p text:style-name="P30">Определение предела функции по Коши</text:p>
        </text:list-item>
        <text:list-item>
          <text:p text:style-name="P30">Определение предела функции по Гейне</text:p>
        </text:list-item>
        <text:list-item>
          <text:p text:style-name="P30">Теорема об эквивалентности определений по Коши и по Гейне</text:p>
        </text:list-item>
      </text:list>
      <text:h text:style-name="Heading_20_2" text:outline-level="2">Критерий Коши существования предела функции.</text:h>
      <text:list text:style-name="L22">
        <text:list-item>
          <text:p text:style-name="P33">Условие Коши</text:p>
        </text:list-item>
        <text:list-item>
          <text:p text:style-name="P31">Критерий Коши существования предела функции <text:span text:style-name="T1">в точке</text:span></text:p>
        </text:list-item>
      </text:list>
      <text:h text:style-name="Heading_20_2" text:outline-level="2">Односторонние пределы функции, связь с пределом.</text:h>
      <text:list text:style-name="L23">
        <text:list-item>
          <text:p text:style-name="P34">Определение левостороннего предела<text:line-break/>Определение правостороннего предела</text:p>
        </text:list-item>
        <text:list-item>
          <text:p text:style-name="P34">Теорема о связи односторонних пределов с пределом функции</text:p>
        </text:list-item>
      </text:list>
      <text:h text:style-name="Heading_20_2" text:outline-level="2">Арифметические свойства предела функции.</text:h>
      <text:list text:style-name="L24">
        <text:list-item>
          <text:p text:style-name="P35">Теорема об арифметических свойствах предела функции</text:p>
        </text:list-item>
      </text:list>
      <text:h text:style-name="Heading_20_2" text:outline-level="2"><text:soft-page-break/>Порядковые свойства предела функции. </text:h>
      <text:h text:style-name="Heading_20_2" text:outline-level="2">Порядковый признак существования предела функции.</text:h>
      <text:h text:style-name="Heading_20_2" text:outline-level="2">Теорема о пределе сложной функции.</text:h>
      <text:h text:style-name="Heading_20_2" text:outline-level="2">Непрерывность функции в точке. Свойства функций непрерывных в точке.</text:h>
      <text:list text:style-name="L25">
        <text:list-item>
          <text:p text:style-name="P36">Определение непрерывности функции в точке</text:p>
        </text:list-item>
        <text:list-item>
          <text:p text:style-name="P36">Определение непрерывной справа функции в точке</text:p>
        </text:list-item>
        <text:list-item>
          <text:p text:style-name="P36">Определение непрерывной слева функции в точке</text:p>
        </text:list-item>
        <text:list-item>
          <text:p text:style-name="P36">Теорема о непрерывности функции в точке</text:p>
        </text:list-item>
        <text:list-item>
          <text:p text:style-name="P36">Теорема о свойствах непрерывных функций</text:p>
        </text:list-item>
      </text:list>
      <text:h text:style-name="Heading_20_2" text:outline-level="2">Непрерывность функции на множестве. Теорема об обращении функции в нуль и теорема Коши о промежуточных значениях функции.</text:h>
      <text:list text:style-name="L26">
        <text:list-item>
          <text:p text:style-name="P46">Определение непрерывной на множестве функции<text:line-break/>Определение непрерывной функции</text:p>
        </text:list-item>
        <text:list-item>
          <text:p text:style-name="P47">Теорема Коши об обращении функции в нуль</text:p>
        </text:list-item>
        <text:list-item>
          <text:p text:style-name="P46">Теорема Коши о промежуточных значениях функции</text:p>
        </text:list-item>
      </text:list>
      <text:h text:style-name="Heading_20_2" text:outline-level="2">Компакт. Теорема об ограниченности компакта. Критерий компактности. </text:h>
      <text:list text:style-name="L27">
        <text:list-item>
          <text:p text:style-name="P37">Определение компактного множества</text:p>
        </text:list-item>
        <text:list-item>
          <text:p text:style-name="P37">Теорема об ограниченности компакта</text:p>
        </text:list-item>
        <text:list-item>
          <text:p text:style-name="P37">Критерий компактности</text:p>
        </text:list-item>
      </text:list>
      <text:h text:style-name="Heading_20_2" text:outline-level="2">Теорема о непрерывном образе компакта. Первая и вторая теоремы Вейерштрасса.</text:h>
      <text:list text:style-name="L28">
        <text:list-item>
          <text:p text:style-name="P38">Теорема о непрерывном образе компакта</text:p>
        </text:list-item>
        <text:list-item>
          <text:p text:style-name="P38">Первая теорема Вейерштрасса<text:line-break/>Вторая теорема Вейерштрасса</text:p>
        </text:list-item>
      </text:list>
      <text:h text:style-name="Heading_20_2" text:outline-level="2"><text:soft-page-break/>Равномерная непрерывность функции и теорема Кантора.</text:h>
      <text:list text:style-name="L29">
        <text:list-item>
          <text:p text:style-name="P48">Определение равномерно непрерывной функции</text:p>
        </text:list-item>
        <text:list-item>
          <text:p text:style-name="P39">Теорема Кантора</text:p>
        </text:list-item>
      </text:list>
      <text:h text:style-name="Heading_20_2" text:outline-level="2">Односторонние пределы. Точки разрыва функции и их классификация. Теорема об односторонних пределах монотонной функции.</text:h>
      <text:list text:style-name="L30">
        <text:list-item>
          <text:p text:style-name="P40">Точка устранимого разрыва функции<text:line-break/>Точка разрыва первого рода<text:line-break/>Точка разрыва второго рода</text:p>
        </text:list-item>
        <text:list-item>
          <text:p text:style-name="P40">Теорема об односторонних пределах монотонной функции</text:p>
        </text:list-item>
      </text:list>
      <text:h text:style-name="Heading_20_2" text:outline-level="2">Критерий непрерывности монотонной функции. Теорема о непрерывности обратной функции.</text:h>
      <text:list text:style-name="L31">
        <text:list-item>
          <text:p text:style-name="P41">Критерий непрерывности монотонной функции</text:p>
        </text:list-item>
        <text:list-item>
          <text:p text:style-name="P41">Теорема о непрерывности обратной функции</text:p>
        </text:list-item>
      </text:list>
      <text:h text:style-name="Heading_20_2" text:outline-level="2">Дифференцируемость функции в точке, производная функции в точке. Непрерывность дифференцируемой функции. </text:h>
      <text:list text:style-name="L32">
        <text:list-item>
          <text:p text:style-name="P42">Определение дифференцируемой в точке функции<text:line-break/>Определение производной функции в точке</text:p>
        </text:list-item>
        <text:list-item>
          <text:p text:style-name="P42">Теорема о непрерывности дифференцируемой функции</text:p>
        </text:list-item>
      </text:list>
      <text:h text:style-name="Heading_20_2" text:outline-level="2">Теорема о дифференцируемости композиции.</text:h>
      <text:h text:style-name="Heading_20_2" text:outline-level="2">Теорема об арифметических действиях над дифференцируемыми функциями.</text:h>
      <text:h text:style-name="Heading_20_2" text:outline-level="2">Теорема о дифференцируемости обратной функции.</text:h>
      <text:h text:style-name="Heading_20_2" text:outline-level="2">Точки роста и убывания функции. <text:s/>Достаточное условие точек роста и точек убывания.</text:h>
      <text:list text:style-name="L33">
        <text:list-item>
          <text:p text:style-name="P49">Определение точки роста функции<text:line-break/>Определение точки убывания функции</text:p>
        </text:list-item>
        <text:list-item>
          <text:p text:style-name="P49">Достаточное условие точек роста и точек убывания</text:p>
        </text:list-item>
      </text:list>
      <text:h text:style-name="P9" text:outline-level="2"><text:soft-page-break/>Точки локального экстремума. Теорема Ферма. </text:h>
      <text:list text:style-name="L34">
        <text:list-item>
          <text:p text:style-name="P43">Определение точки локального <text:span text:style-name="T2">экстремума</text:span></text:p>
        </text:list-item>
        <text:list-item>
          <text:p text:style-name="P43">Теорема Ферма</text:p>
        </text:list-item>
      </text:list>
      <text:h text:style-name="P9" text:outline-level="2">Теорема Ролля.</text:h>
      <text:h text:style-name="Heading_20_2" text:outline-level="2">Теоремы Коши и Лагранжа. Следствия теоремы Лагранжа.</text:h>
      <text:list text:style-name="L35">
        <text:list-item>
          <text:p text:style-name="P44">Теорема Коши<text:line-break/>Теорема Лагранжа</text:p>
        </text:list-item>
        <text:list-item>
          <text:p text:style-name="P44">Теорема о постоянстве дифференцируемой функции</text:p>
        </text:list-item>
        <text:list-item>
          <text:p text:style-name="P44">Критерий монотонности дифференцируемой функции</text:p>
        </text:list-item>
        <text:list-item>
          <text:p text:style-name="P44">Достаточное условие строгой монотонности функции</text:p>
        </text:list-item>
      </text:list>
      <text:h text:style-name="Heading_20_2" text:outline-level="2">Производные высших порядков. Формула Тейлора. Остаточный член формулы Тейлора <text:s/>в форме Лагранжа. </text:h>
      <text:list text:style-name="L36">
        <text:list-item>
          <text:p text:style-name="P56">Производная 1-го и 2-го порядка</text:p>
        </text:list-item>
        <text:list-item>
          <text:p text:style-name="P45">Формула Тейлора</text:p>
        </text:list-item>
        <text:list-item>
          <text:p text:style-name="P50">Остаточный член формулы Тейлора в форме Лагранжа</text:p>
        </text:list-item>
      </text:list>
      <text:h text:style-name="Heading_20_2" text:outline-level="2">Формула Тейлора-Пеано.</text:h>
      <text:list text:style-name="L42">
        <text:list-item>
          <text:p text:style-name="P57">Лемма</text:p>
        </text:list-item>
        <text:list-item>
          <text:p text:style-name="P57">Локальная формула Тейлора</text:p>
        </text:list-item>
        <text:list-item>
          <text:p text:style-name="P57">Остаточный член Тейлора в форме Пеано <text:span text:style-name="T3">(формула Тейлора-Пеано)</text:span></text:p>
        </text:list-item>
      </text:list>
      <text:h text:style-name="Heading_20_2" text:outline-level="2">Правила Лопиталя.</text:h>
      <text:list text:style-name="L37">
        <text:list-item>
          <text:p text:style-name="P51">Первое правило Лопиталя</text:p>
        </text:list-item>
        <text:list-item>
          <text:p text:style-name="P51">Второе правило Лопиталя</text:p>
        </text:list-item>
      </text:list>
      <text:h text:style-name="Heading_20_2" text:outline-level="2">Достаточные условия экстремума.</text:h>
      <text:list text:style-name="L38">
        <text:list-item>
          <text:p text:style-name="P52">Первое достаточное условие экстремума</text:p>
        </text:list-item>
        <text:list-item>
          <text:p text:style-name="P52">Второе достаточное условие экстремума</text:p>
        </text:list-item>
        <text:list-item>
          <text:p text:style-name="P52">Третье достаточное условие экстремума</text:p>
        </text:list-item>
      </text:list>
      <text:h text:style-name="Heading_20_2" text:outline-level="2">Выпуклые функции. Критерии выпуклости функции. </text:h>
      <text:list text:style-name="L39">
        <text:list-item>
          <text:p text:style-name="P53">Определение выпуклой (выпуклой вниз) функции</text:p>
        </text:list-item>
        <text:list-item>
          <text:p text:style-name="P53"><text:soft-page-break/>Определение вогнутой (выпуклой вверх) функции</text:p>
        </text:list-item>
        <text:list-item>
          <text:p text:style-name="P53">Критерий выпуклости дифференцируемой функции</text:p>
        </text:list-item>
        <text:list-item>
          <text:p text:style-name="P53">Критерий выпуклости 2-дифференцируемой функции</text:p>
        </text:list-item>
      </text:list>
      <text:h text:style-name="Heading_20_2" text:outline-level="2">Первообразная. Теорема о первообразной. Неопределенный интеграл и его простейшие свойства.</text:h>
      <text:list text:style-name="L40">
        <text:list-item>
          <text:p text:style-name="P54">Определение первообразной</text:p>
        </text:list-item>
        <text:list-item>
          <text:p text:style-name="P54">Теорема о первообразной</text:p>
        </text:list-item>
        <text:list-item>
          <text:p text:style-name="P54">Определение неопределённого интеграла</text:p>
        </text:list-item>
        <text:list-item>
          <text:p text:style-name="P54">Простейшие свойства неопределённого интеграла</text:p>
        </text:list-item>
      </text:list>
      <text:h text:style-name="Heading_20_2" text:outline-level="2">Основные методы интегрирования: формула замены переменной и формула интегрирования по частям.</text:h>
      <text:list text:style-name="L41">
        <text:list-item>
          <text:p text:style-name="P55">Формула замены переменной</text:p>
        </text:list-item>
        <text:list-item>
          <text:p text:style-name="P55">Формула интегрирования по частям</text:p>
        </text:list-item>
      </text:list>
      <text:p text:style-name="P1"/>
      <text:p text:style-name="P2"><text:s/></text:p>
      <text:p text:style-name="P7">Балласт Григорьев Д. Е.</text:p>
      <text:p text:style-name="P6">По мотивам рассказов Сахно Л. В.</text:p>
      <text:p text:style-name="P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4:34:18.598993259</meta:creation-date>
    <dc:date>2024-01-15T22:13:50.517720834</dc:date>
    <meta:editing-duration>P4DT1H45M41S</meta:editing-duration>
    <meta:editing-cycles>14</meta:editing-cycles>
    <meta:generator>LibreOffice/7.6.4.1$Linux_X86_64 LibreOffice_project/60$Build-1</meta:generator>
    <meta:print-date>2024-01-14T02:13:07.812248875</meta:print-date>
    <meta:printed-by>Файлы PDF</meta:printed-by>
    <meta:document-statistic meta:table-count="0" meta:image-count="0" meta:object-count="0" meta:page-count="7" meta:paragraph-count="161" meta:word-count="997" meta:character-count="7868" meta:non-whitespace-character-count="7163"/>
  </office:meta>
</office:document-meta>
</file>